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18cm" fo:min-width="17.475cm" loext:decorative="false"/>
    </style:style>
    <style:style style:name="gr2" style:family="graphic" style:parent-style-name="objectwithoutfill">
      <style:graphic-properties draw:marker-start="Arrowheads_20_2" draw:marker-end="Arrowheads_20_2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marker-start="" draw:marker-start-width="0.3cm" draw:marker-end="" draw:marker-end-width="0.3cm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="" draw:marker-start-width="0.279cm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draw:stroke="dash" draw:stroke-dash="Long_20_Dash_20__28_Rounded_29_" svg:stroke-linecap="round" draw:fill="none" draw:textarea-vertical-align="middle" loext:decorative="false"/>
    </style:style>
    <style:style style:name="gr6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7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 style:list-style-name="L2">
      <style:graphic-properties draw:stroke="solid" svg:stroke-width="0.081cm" svg:stroke-color="#3465a4" draw:marker-start="" draw:marker-start-width="0.271cm" draw:marker-start-center="false" draw:marker-end="" draw:marker-end-width="0.271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085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6.405cm" fo:min-width="5.41cm" loext:decorative="false"/>
    </style:style>
    <style:style style:name="gr12" style:family="graphic" style:parent-style-name="standard" style:list-style-name="L2">
      <style:graphic-properties draw:stroke="solid" svg:stroke-width="0.081cm" svg:stroke-color="#3465a4" draw:marker-start="" draw:marker-start-width="0.271cm" draw:marker-start-center="false" draw:marker-end="" draw:marker-end-width="0.271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085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75cm" svg:height="6.668cm" svg:x="1.757cm" svg:y="3.22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05cm" svg:y1="3.54cm" svg:x2="1.205cm" svg:y2="9.89cm">
          <text:p text:style-name="P1">Volume</text:p>
        </draw:line>
        <draw:line draw:style-name="gr3" draw:text-style-name="P1" draw:layer="layout" svg:x1="1.775cm" svg:y1="6.425cm" svg:x2="9.395cm" svg:y2="6.425cm">
          <text:p text:style-name="P1">beat_frames</text:p>
        </draw:line>
        <draw:line draw:style-name="gr4" draw:text-style-name="P2" draw:layer="layout" svg:x1="9.342cm" svg:y1="3.222cm" svg:x2="9.342cm" svg:y2="9.89cm">
          <text:p/>
        </draw:line>
        <draw:line draw:style-name="gr5" draw:text-style-name="P2" draw:layer="layout" svg:x1="7.718cm" svg:y1="3.181cm" svg:x2="7.667cm" svg:y2="14.017cm">
          <text:p/>
        </draw:line>
        <draw:line draw:style-name="gr6" draw:text-style-name="P2" draw:layer="layout" svg:x1="13.78cm" svg:y1="3.222cm" svg:x2="13.78cm" svg:y2="9.89cm">
          <text:p/>
        </draw:line>
        <draw:line draw:style-name="gr7" draw:text-style-name="P2" draw:layer="layout" svg:x1="1.757cm" svg:y1="8.605cm" svg:x2="7.79cm" svg:y2="8.605cm">
          <text:p text:style-name="P1">audio_frames</text:p>
        </draw:line>
        <draw:line draw:style-name="gr7" draw:text-style-name="P2" draw:layer="layout" svg:x1="7.758cm" svg:y1="8.959cm" svg:x2="13.791cm" svg:y2="8.959cm">
          <text:p text:style-name="P1">audio_frames</text:p>
        </draw:line>
        <draw:line draw:style-name="gr3" draw:text-style-name="P1" draw:layer="layout" svg:x1="9.375cm" svg:y1="6.979cm" svg:x2="16.995cm" svg:y2="6.979cm">
          <text:p text:style-name="P1">beat_frames</text:p>
        </draw:line>
        <draw:line draw:style-name="gr4" draw:text-style-name="P2" draw:layer="layout" svg:x1="16.942cm" svg:y1="3.222cm" svg:x2="16.942cm" svg:y2="9.89cm">
          <text:p/>
        </draw:line>
        <draw:line draw:style-name="gr8" draw:text-style-name="P2" draw:layer="layout" svg:x1="1.757cm" svg:y1="9.89cm" svg:x2="3.98cm" svg:y2="3.222cm">
          <text:p/>
        </draw:line>
        <draw:path draw:style-name="gr8" draw:text-style-name="P2" draw:layer="layout" svg:width="8.34cm" svg:height="3.012cm" draw:transform="skewX (-0.05846852994181) rotate (-1.17809724509617) translate (6.18522181318808cm 2.24336581331207cm)" svg:viewBox="0 0 8341 3013" svg:d="M0 2538c428 31 857-50 1284 110 340 128 716 149 1071 239 365 92 748 148 1129 117 449-37 903-55 1352-114 517-69 1010-258 1459-502 392-214 593-630 926-909 316-264 376-682 708-931l234-334 178-214">
          <text:p/>
        </draw:path>
        <draw:line draw:style-name="gr8" draw:text-style-name="P2" draw:layer="layout" svg:x1="9.358cm" svg:y1="9.89cm" svg:x2="11.581cm" svg:y2="3.222cm">
          <text:p/>
        </draw:line>
        <draw:path draw:style-name="gr8" draw:text-style-name="P2" draw:layer="layout" svg:width="8.34cm" svg:height="3.012cm" draw:transform="skewX (-0.0584685299418101) rotate (-1.17809724509617) translate (13.8852218131881cm 2.14436581331207cm)" svg:viewBox="0 0 8341 3013" svg:d="M0 2538c428 31 857-50 1284 110 340 128 716 149 1071 239 365 92 748 148 1129 117 449-37 903-55 1352-114 517-69 1010-258 1459-502 392-214 593-630 926-909 316-264 376-682 708-931l234-334 178-214">
          <text:p/>
        </draw:path>
        <draw:line draw:style-name="gr7" draw:text-style-name="P2" draw:layer="layout" svg:x1="13.759cm" svg:y1="9.513cm" svg:x2="19.792cm" svg:y2="9.513cm">
          <text:p text:style-name="P1">audio_frames</text:p>
        </draw:line>
        <draw:line draw:style-name="gr8" draw:text-style-name="P2" draw:layer="layout" svg:x1="16.959cm" svg:y1="9.89cm" svg:x2="19.182cm" svg:y2="3.222cm">
          <text:p/>
        </draw:line>
        <draw:line draw:style-name="gr7" draw:text-style-name="P2" draw:layer="layout" svg:x1="1.635cm" svg:y1="2.387cm" svg:x2="3.857cm" svg:y2="2.387cm">
          <text:p text:style-name="P1">aframes</text:p>
        </draw:line>
        <draw:line draw:style-name="gr7" draw:text-style-name="P2" draw:layer="layout" svg:x1="3.822cm" svg:y1="2.919cm" svg:x2="9.255cm" svg:y2="2.905cm">
          <text:p text:style-name="P1">dframes</text:p>
        </draw:line>
        <draw:custom-shape draw:name="up-arrow" draw:style-name="gr9" draw:text-style-name="P4" draw:layer="layout" svg:width="0.829cm" svg:height="1.587cm" svg:x="15.064cm" svg:y="9.96cm">
          <text:p text:style-name="P3"/>
          <draw:enhanced-geometry draw:mirror-horizontal="tru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draw:frame draw:style-name="gr10" draw:text-style-name="P5" draw:layer="layout" svg:width="3.855cm" svg:height="0.962cm" svg:x="15.522cm" svg:y="10.342cm">
          <draw:text-box>
            <text:p>beat_cursor</text:p>
          </draw:text-box>
        </draw:frame>
        <draw:line draw:style-name="gr7" draw:text-style-name="P2" draw:layer="layout" svg:x1="9.407cm" svg:y1="2.395cm" svg:x2="11.629cm" svg:y2="2.395cm">
          <text:p text:style-name="P1">aframes</text:p>
        </draw:line>
        <draw:line draw:style-name="gr7" draw:text-style-name="P2" draw:layer="layout" svg:x1="11.594cm" svg:y1="2.927cm" svg:x2="17.027cm" svg:y2="2.913cm">
          <text:p text:style-name="P1">dframes</text:p>
        </draw:line>
        <draw:line draw:style-name="gr7" draw:text-style-name="P2" draw:layer="layout" svg:x1="1.635cm" svg:y1="11.795cm" svg:x2="19.732cm" svg:y2="11.795cm">
          <text:p text:style-name="P1">max_frames</text:p>
        </draw:line>
        <draw:frame draw:style-name="gr10" draw:text-style-name="P5" draw:layer="layout" svg:width="2.091cm" svg:height="0.962cm" svg:x="1.822cm" svg:y="10.307cm">
          <draw:text-box>
            <text:p>beat1</text:p>
          </draw:text-box>
        </draw:frame>
        <draw:frame draw:style-name="gr10" draw:text-style-name="P5" draw:layer="layout" svg:width="2.091cm" svg:height="0.962cm" svg:x="9.523cm" svg:y="10.307cm">
          <draw:text-box>
            <text:p>beat2</text:p>
          </draw:text-box>
        </draw:frame>
        <draw:custom-shape draw:style-name="gr11" draw:text-style-name="P1" draw:layer="layout" svg:width="5.91cm" svg:height="6.655cm" svg:x="1.757cm" svg:y="14.335cm">
          <text:p/>
          <draw:enhanced-geometry svg:viewBox="0 0 21600 21600" draw:type="rectangle" draw:enhanced-path="M 0 0 L 21600 0 21600 21600 0 21600 0 0 Z N"/>
        </draw:custom-shape>
        <draw:custom-shape draw:name="up-arrow 1" draw:style-name="gr12" draw:text-style-name="P4" draw:layer="layout" svg:width="0.829cm" svg:height="1.587cm" svg:x="3.064cm" svg:y="21.152cm">
          <text:p/>
          <draw:enhanced-geometry draw:mirror-horizontal="tru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style-name="gr8" draw:text-style-name="P2" draw:layer="layout" svg:x1="4.36cm" svg:y1="20.99cm" svg:x2="6.583cm" svg:y2="14.322cm">
          <text:p/>
        </draw:line>
        <draw:path draw:style-name="gr8" draw:text-style-name="P2" draw:layer="layout" svg:width="2.365cm" svg:height="1.893cm" draw:transform="skewX (0.0802851455917391) rotate (-1.1705923293126) translate (3.58529240071421cm 18.8085459956785cm)" svg:viewBox="0 0 2366 1894" svg:d="M0 1881c354 74 663-195 952-364 290-169 499-453 734-694 239-245 420-553 680-777l-39-46">
          <text:p/>
        </draw:path>
        <draw:frame draw:style-name="gr10" draw:text-style-name="P5" draw:layer="layout" svg:width="14.179cm" svg:height="0.962cm" svg:x="3.775cm" svg:y="21.572cm">
          <draw:text-box>
            <text:p>data_cursor = frame_cursor - step*audio_frames</text:p>
          </draw:text-box>
        </draw:frame>
        <draw:line draw:style-name="gr7" draw:text-style-name="P2" draw:layer="layout" svg:x1="1.758cm" svg:y1="16.859cm" svg:x2="7.791cm" svg:y2="16.859cm">
          <text:p text:style-name="P1">data_frames</text:p>
        </draw:line>
        <draw:line draw:style-name="gr13" draw:text-style-name="P2" draw:layer="layout" svg:x1="1.752cm" svg:y1="11.16cm" svg:x2="1.752cm" svg:y2="9.89cm">
          <text:p/>
        </draw:line>
        <draw:line draw:style-name="gr13" draw:text-style-name="P2" draw:layer="layout" svg:x1="9.352cm" svg:y1="11.16cm" svg:x2="9.352cm" svg:y2="9.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600 15000 8146" svg:d="M29 60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13:46.539856809</meta:creation-date>
    <dc:date>2025-01-17T17:53:03.589936742</dc:date>
    <meta:editing-duration>PT1H37M36S</meta:editing-duration>
    <meta:editing-cycles>7</meta:editing-cycles>
    <meta:generator>LibreOffice/24.8.3.2$Linux_X86_64 LibreOffice_project/480$Build-2</meta:generator>
    <meta:document-statistic meta:object-count="33"/>
  </office:meta>
</office:document-meta>
</file>